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Обычный_20__28_веб_29_">
      <style:text-properties fo:color="#000000" fo:font-size="13.5pt" style:font-size-asian="13.5pt"/>
    </style:style>
    <style:style style:name="P2" style:family="paragraph" style:parent-style-name="Обычный_20__28_веб_29_">
      <style:text-properties fo:color="#000000" fo:font-size="13.5pt" style:font-size-asian="13.5pt" style:font-size-complex="13.5pt"/>
    </style:style>
    <style:style style:name="P3" style:family="paragraph" style:parent-style-name="Обычный_20__28_веб_29_">
      <style:paragraph-properties fo:text-align="center" style:justify-single-word="false"/>
      <style:text-properties fo:color="#000000" fo:font-size="13.5pt" style:font-size-asian="13.5pt" style:font-size-complex="13.5pt"/>
    </style:style>
    <style:style style:name="P4" style:family="paragraph" style:parent-style-name="Обычный_20__28_веб_29_">
      <style:paragraph-properties fo:text-align="end" style:justify-single-word="false"/>
      <style:text-properties fo:color="#000000" fo:font-size="13.5pt" style:font-size-asian="13.5pt" style:font-size-complex="13.5pt"/>
    </style:style>
    <style:style style:name="P5" style:family="paragraph" style:parent-style-name="Обычный_20__28_веб_29_">
      <style:paragraph-properties fo:text-align="center" style:justify-single-word="false"/>
      <style:text-properties fo:color="#000000" style:font-name="Calibri" fo:font-size="13.5pt" style:font-size-asian="13.5pt" style:font-name-complex="Calibri" style:font-size-complex="13.5pt"/>
    </style:style>
    <style:style style:name="P6" style:family="paragraph" style:parent-style-name="Обычный_20__28_веб_29_">
      <style:paragraph-properties fo:text-align="center" style:justify-single-word="false"/>
      <style:text-properties fo:color="#000000" style:font-name="Calibri" fo:font-size="20pt" fo:font-weight="bold" style:font-size-asian="20pt" style:font-weight-asian="bold" style:font-name-complex="Calibri" style:font-size-complex="13.5pt"/>
    </style:style>
    <style:style style:name="P7" style:family="paragraph" style:parent-style-name="Обычный_20__28_веб_29_">
      <style:paragraph-properties fo:text-align="center" style:justify-single-word="false"/>
      <style:text-properties fo:color="#000000" fo:font-size="20pt" fo:font-weight="bold" style:font-size-asian="20pt" style:font-weight-asian="bold" style:font-size-complex="13.5pt"/>
    </style:style>
    <style:style style:name="P8" style:family="paragraph" style:parent-style-name="Обычный_20__28_веб_29_">
      <style:text-properties fo:color="#000000" fo:font-size="14pt" style:font-size-asian="14pt"/>
    </style:style>
    <style:style style:name="P9" style:family="paragraph" style:parent-style-name="Обычный_20__28_веб_29_">
      <style:paragraph-properties fo:text-align="center" style:justify-single-word="false"/>
    </style:style>
    <style:style style:name="P10" style:family="paragraph" style:parent-style-name="Обычный_20__28_веб_29_">
      <style:paragraph-properties fo:text-align="end" style:justify-single-word="false"/>
    </style:style>
    <style:style style:name="P11" style:family="paragraph" style:parent-style-name="Text_20_body">
      <style:text-properties fo:color="#000000" fo:font-size="14pt" style:font-size-asian="14pt"/>
    </style:style>
    <style:style style:name="P12" style:family="paragraph" style:parent-style-name="Heading_20_1">
      <style:paragraph-properties fo:text-align="center" style:justify-single-word="false"/>
      <style:text-properties fo:color="#000000" fo:font-size="20pt" fo:background-color="#ffff00" style:font-size-asian="20pt" style:font-size-complex="20pt"/>
    </style:style>
    <style:style style:name="P13" style:family="paragraph" style:parent-style-name="Heading_20_4">
      <style:text-properties fo:color="#000000" fo:font-size="14pt" fo:font-weight="normal" style:font-size-asian="14pt" style:font-weight-asian="normal"/>
    </style:style>
    <style:style style:name="P14" style:family="paragraph" style:parent-style-name="Обычный_20__28_веб_29_" style:master-page-name="MP0">
      <style:paragraph-properties fo:text-align="center" style:justify-single-word="false" style:page-number="auto" fo:break-before="page"/>
      <style:text-properties fo:color="#000000" fo:font-size="13.5pt" style:font-size-asian="13.5pt" style:font-size-complex="13.5pt"/>
    </style:style>
    <style:style style:name="P15" style:family="paragraph" style:parent-style-name="Обычный_20__28_веб_29_" style:list-style-name="L1"/>
    <style:style style:name="P16" style:family="paragraph" style:parent-style-name="Обычный_20__28_веб_29_" style:list-style-name="L1">
      <style:text-properties fo:font-variant="normal" fo:text-transform="none" fo:color="#000000" style:font-name="Times New Roman1" fo:font-size="14pt" fo:letter-spacing="normal" fo:font-style="normal" fo:font-weight="normal" style:font-size-complex="13.5pt"/>
    </style:style>
    <style:style style:name="P17" style:family="paragraph" style:parent-style-name="Text_20_body" style:list-style-name="L2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8" style:family="paragraph" style:parent-style-name="Text_20_body" style:list-style-name="L1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9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1" style:family="text">
      <style:text-properties fo:color="#000000" fo:font-size="20pt" fo:font-weight="bold" style:font-size-asian="20pt" style:font-weight-asian="bold" style:font-size-complex="13.5pt"/>
    </style:style>
    <style:style style:name="T2" style:family="text">
      <style:text-properties fo:color="#000000" fo:font-size="20pt" fo:language="en" fo:country="US" fo:font-weight="bold" fo:background-color="#ffff00" style:font-size-asian="20pt" style:font-weight-asian="bold" style:font-size-complex="13.5pt"/>
    </style:style>
    <style:style style:name="T3" style:family="text">
      <style:text-properties fo:color="#000000" style:font-name="Calibri" fo:font-size="20pt" fo:font-weight="bold" style:font-size-asian="20pt" style:font-weight-asian="bold" style:font-name-complex="Calibri" style:font-size-complex="13.5pt"/>
    </style:style>
    <style:style style:name="T4" style:family="text">
      <style:text-properties fo:color="#000000" fo:font-size="13.5pt" fo:background-color="#ffff00" style:font-size-asian="13.5pt" style:font-size-complex="13.5pt"/>
    </style:style>
    <style:style style:name="T5" style:family="text">
      <style:text-properties fo:color="#000000" fo:font-size="13.5pt" style:font-size-asian="13.5pt" style:font-size-complex="13.5pt"/>
    </style:style>
    <style:style style:name="T6" style:family="text">
      <style:text-properties fo:color="#000000" fo:font-size="13.5pt" fo:language="en" fo:country="US" style:font-size-asian="13.5pt" style:font-size-complex="13.5pt"/>
    </style:style>
    <style:style style:name="T7" style:family="text">
      <style:text-properties fo:color="#000000" style:font-name="Times New Roman" fo:font-size="14pt" style:font-size-asian="14pt"/>
    </style:style>
    <style:style style:name="T8" style:family="text">
      <style:text-properties fo:language="ru" fo:country="RU" style:font-size-complex="13.5pt"/>
    </style:style>
    <style:style style:name="T9" style:family="text">
      <style:text-properties style:font-size-complex="13.5pt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normal" style:font-size-complex="13.5pt"/>
    </style:style>
    <style:style style:name="T11" style:family="text">
      <style:text-properties fo:font-variant="normal" fo:text-transform="none" style:font-name="Times New Roman1" fo:letter-spacing="normal" fo:font-style="normal" fo:font-weight="normal"/>
    </style:style>
    <style:style style:name="T12" style:family="text">
      <style:text-properties fo:font-variant="normal" fo:text-transform="none" style:font-name="Times New Roman" fo:letter-spacing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Федеральное государственное бюджетное образовательное учреждение высшего образования «Национальный исследовательский университет «МЭИ»</text:p>
      <text:p text:style-name="P3">Институт информационных и вычислительных технологий</text:p>
      <text:p text:style-name="P3">Кафедра Управления и интеллектуальных технологий</text:p>
      <text:p text:style-name="P5"/>
      <text:p text:style-name="P5"/>
      <text:p text:style-name="P5"/>
      <text:p text:style-name="P9"><text:span text:style-name="Основной_20_шрифт_20_абзаца"><text:span text:style-name="T1">Отчёт по лабораторной работе № </text:span></text:span><text:span text:style-name="Основной_20_шрифт_20_абзаца"><text:span text:style-name="T2">4</text:span></text:span></text:p>
      <text:p text:style-name="P7">По курсу «Разработка программного обеспечения систем управления»</text:p>
      <text:h text:style-name="P12" text:outline-level="1">«Основы языка С++»</text:h>
      <text:p text:style-name="P6"/>
      <text:p text:style-name="P6"/>
      <text:p text:style-name="P10"><text:span text:style-name="Основной_20_шрифт_20_абзаца"><text:span text:style-name="T3"><text:s text:c="54"/></text:span></text:span><text:span text:style-name="Основной_20_шрифт_20_абзаца"><text:span text:style-name="T4">Выполнила студентка </text:span></text:span><text:span text:style-name="Основной_20_шрифт_20_абзаца"><text:span text:style-name="T4">группы А-03-20</text:span></text:span></text:p>
      <text:p text:style-name="P10"><text:span text:style-name="Основной_20_шрифт_20_абзаца"><text:span text:style-name="T4">Иванова Вероника Алксандровна</text:span></text:span></text:p>
      <text:p text:style-name="P4">Проверил</text:p>
      <text:p text:style-name="P4">Мохов А.С.</text:p>
      <text:p text:style-name="P4">Козлюк Д.А.</text:p>
      <text:p text:style-name="P4">Василькова П.Д.</text:p>
      <text:p text:style-name="P2"/>
      <text:p text:style-name="P2"/>
      <text:p text:style-name="P2"/>
      <text:p text:style-name="P2"/>
      <text:p text:style-name="P3">Москва 2021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<text:span text:style-name="T9">Задач</text:span><text:span text:style-name="T8">и</text:span><text:span text:style-name="T9">: </text:span></text:p>
      <text:list xml:id="list161613899350065809" text:style-name="L1">
        <text:list-item>
          <text:p text:style-name="P18"><text:span text:style-name="T9">Уметь устанавливать и подключать к программе внешние библиотеки.</text:span></text:p>
        </text:list-item>
        <text:list-item text:style-override="L2">
          <text:p text:style-name="P19">Уметь использовать типовые элементы API: функции обратного вызова, битовые флаги и маски, массивы и строки C.</text:p>
          <text:p text:style-name="P19"/>
        </text:list-item>
        <text:list-item text:style-override="L2">
          <text:p text:style-name="P17">Уметь работать с параметрами командной строки программы.</text:p>
          <text:p text:style-name="P15"><text:span text:style-name="T10"><text:s/></text:span></text:p>
        </text:list-item>
      </text:list>
      <text:h text:style-name="P13" text:outline-level="4"><text:bookmark text:name="вариант-7"/>Вариант 7</text:h>
      <text:p text:style-name="P11"><text:span text:style-name="Основной_20_шрифт_20_абзаца"><text:span text:style-name="T11">При помощи </text:span></text:span><text:span text:style-name="Основной_20_шрифт_20_абзаца"><text:span text:style-name="Source_20_Text"><text:span text:style-name="T13">CURLOPT_PROGRESSFUNCTION</text:span></text:span></text:span><text:span text:style-name="Основной_20_шрифт_20_абзаца"><text:span text:style-name="T12"> </text:span></text:span><text:span text:style-name="Основной_20_шрифт_20_абзаца"><text:span text:style-name="T11">добавьте в программу отображение прогресса загрузки файла. Каждый раз, когда cURL рапортует прогресс, печатайте строку вида: </text:span></text:span><text:span text:style-name="Основной_20_шрифт_20_абзаца"><text:span text:style-name="Source_20_Text"><text:span text:style-name="T13">Progress: 42%</text:span></text:span></text:span><text:span text:style-name="Основной_20_шрифт_20_абзаца"><text:span text:style-name="T11">.</text:span></text:span><text:span text:style-name="Основной_20_шрифт_20_абзаца"><text:span text:style-name="T14"> </text:span></text:span></text:p>
      <text:p text:style-name="P11"><text:span text:style-name="Основной_20_шрифт_20_абзаца"><text:span text:style-name="T7"/></text:span></text:p>
      <text:p text:style-name="P8">Код:</text:p>
      <text:p text:style-name="Обычный_20__28_веб_29_"><text:span text:style-name="Основной_20_шрифт_20_абзаца"><text:span text:style-name="T6">#include &lt;iostream&gt;</text:span></text:span></text:p>
      <text:p text:style-name="Обычный_20__28_веб_29_"><text:span text:style-name="Основной_20_шрифт_20_абзаца"><text:span text:style-name="T6">#include &lt;vector&gt;</text:span></text:span></text:p>
      <text:p text:style-name="Обычный_20__28_веб_29_"><text:span text:style-name="Основной_20_шрифт_20_абзаца"><text:span text:style-name="T6">#include &lt;string&gt;</text:span></text:span></text:p>
      <text:p text:style-name="Обычный_20__28_веб_29_"><text:span text:style-name="Основной_20_шрифт_20_абзаца"><text:span text:style-name="T6">#include "histogram.h"</text:span></text:span></text:p>
      <text:p text:style-name="Обычный_20__28_веб_29_"><text:span text:style-name="Основной_20_шрифт_20_абзаца"><text:span text:style-name="T6">#include "svg.h"</text:span></text:span></text:p>
      <text:p text:style-name="Обычный_20__28_веб_29_"><text:span text:style-name="Основной_20_шрифт_20_абзаца"><text:span text:style-name="T6">#include &lt;sstream&gt;</text:span></text:span></text:p>
      <text:p text:style-name="Обычный_20__28_веб_29_"><text:span text:style-name="Основной_20_шрифт_20_абзаца"><text:span text:style-name="T6">#include &lt;curl/curl.h&gt;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using namespace std;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oft-page-break/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vector&lt;double&gt;</text:span></text:span></text:p>
      <text:p text:style-name="Обычный_20__28_веб_29_"><text:span text:style-name="Основной_20_шрифт_20_абзаца"><text:span text:style-name="T6">input_numbers(istream&amp; in,size_t count) {</text:span></text:span></text:p>
      <text:p text:style-name="Обычный_20__28_веб_29_"><text:span text:style-name="Основной_20_шрифт_20_абзаца"><text:span text:style-name="T6"><text:s text:c="4"/>vector&lt;double&gt; result(count);</text:span></text:span></text:p>
      <text:p text:style-name="Обычный_20__28_веб_29_"><text:span text:style-name="Основной_20_шрифт_20_абзаца"><text:span text:style-name="T6"><text:s text:c="4"/>for (size_t i = 0; i &lt; count; i++) {</text:span></text:span></text:p>
      <text:p text:style-name="Обычный_20__28_веб_29_"><text:span text:style-name="Основной_20_шрифт_20_абзаца"><text:span text:style-name="T6"><text:s text:c="8"/>in &gt;&gt; result[i];</text:span></text:span></text:p>
      <text:p text:style-name="Обычный_20__28_веб_29_"><text:span text:style-name="Основной_20_шрифт_20_абзаца"><text:span text:style-name="T6"><text:s text:c="4"/>}</text:span></text:span></text:p>
      <text:p text:style-name="Обычный_20__28_веб_29_"><text:span text:style-name="Основной_20_шрифт_20_абзаца"><text:span text:style-name="T6"><text:s text:c="4"/>return result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Input</text:span></text:span></text:p>
      <text:p text:style-name="Обычный_20__28_веб_29_"><text:span text:style-name="Основной_20_шрифт_20_абзаца"><text:span text:style-name="T6">read_input(istream&amp; in, bool prompt) {</text:span></text:span></text:p>
      <text:p text:style-name="Обычный_20__28_веб_29_"><text:span text:style-name="Основной_20_шрифт_20_абзаца"><text:span text:style-name="T6"><text:s text:c="4"/>Input data;</text:span></text:span></text:p>
      <text:p text:style-name="Обычный_20__28_веб_29_"><text:span text:style-name="Основной_20_шрифт_20_абзаца"><text:span text:style-name="T6">if (prompt){</text:span></text:span></text:p>
      <text:p text:style-name="Обычный_20__28_веб_29_"><text:span text:style-name="Основной_20_шрифт_20_абзаца"><text:span text:style-name="T6"><text:s text:c="4"/>cerr &lt;&lt; "Enter number count: "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><text:s text:c="4"/>size_t number_count;</text:span></text:span></text:p>
      <text:p text:style-name="Обычный_20__28_веб_29_"><text:span text:style-name="Основной_20_шрифт_20_абзаца"><text:span text:style-name="T6"><text:s text:c="4"/>in &gt;&gt; number_count;</text:span></text:span></text:p>
      <text:p text:style-name="Обычный_20__28_веб_29_"><text:span text:style-name="Основной_20_шрифт_20_абзаца"><text:span text:style-name="T6">if (prompt){</text:span></text:span></text:p>
      <text:p text:style-name="Обычный_20__28_веб_29_"><text:span text:style-name="Основной_20_шрифт_20_абзаца"><text:span text:style-name="T6"><text:s text:c="4"/>cerr &lt;&lt; "Enter numbers: "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><text:s text:c="4"/>data.numbers = input_numbers(in, number_count);</text:span></text:span></text:p>
      <text:p text:style-name="Обычный_20__28_веб_29_"><text:span text:style-name="Основной_20_шрифт_20_абзаца"><text:span text:style-name="T6">if (prompt){</text:span></text:span></text:p>
      <text:p text:style-name="Обычный_20__28_веб_29_"><text:span text:style-name="Основной_20_шрифт_20_абзаца"><text:span text:style-name="T6"><text:s text:c="3"/>cerr &lt;&lt; "Enter bin count: "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><text:s text:c="3"/>in &gt;&gt; data.bin_count;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4"/>return data;</text:span></text:span></text:p>
      <text:p text:style-name="Обычный_20__28_веб_29_"><text:soft-page-break/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size_t</text:span></text:span></text:p>
      <text:p text:style-name="Обычный_20__28_веб_29_"><text:span text:style-name="Основной_20_шрифт_20_абзаца"><text:span text:style-name="T6">write_data(void* items, size_t item_size, size_t item_count, void* ctx) {</text:span></text:span></text:p>
      <text:p text:style-name="Обычный_20__28_веб_29_"><text:span text:style-name="Основной_20_шрифт_20_абзаца"><text:span text:style-name="T6"><text:s text:c="4"/>auto data_size = item_size * item_count;</text:span></text:span></text:p>
      <text:p text:style-name="Обычный_20__28_веб_29_"><text:span text:style-name="Основной_20_шрифт_20_абзаца"><text:span text:style-name="T6"><text:s text:c="4"/>stringstream* buffer = reinterpret_cast&lt;stringstream*&gt; (ctx);</text:span></text:span></text:p>
      <text:p text:style-name="Обычный_20__28_веб_29_"><text:span text:style-name="Основной_20_шрифт_20_абзаца"><text:span text:style-name="T6"><text:s text:c="4"/>buffer-&gt;write(reinterpret_cast&lt;char*&gt;(items), data_size);</text:span></text:span></text:p>
      <text:p text:style-name="Обычный_20__28_веб_29_"><text:span text:style-name="Основной_20_шрифт_20_абзаца"><text:span text:style-name="T6"><text:s text:c="4"/>return data_size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>int progress_callback (void *clientp, double dltotal, double dlnow, double ultotal, double ulnow) {</text:span></text:span></text:p>
      <text:p text:style-name="Обычный_20__28_веб_29_"><text:span text:style-name="Основной_20_шрифт_20_абзаца"><text:span text:style-name="T6">double result;</text:span></text:span></text:p>
      <text:p text:style-name="Обычный_20__28_веб_29_"><text:span text:style-name="Основной_20_шрифт_20_абзаца"><text:span text:style-name="T6">result = 100*dlnow/dltotal;</text:span></text:span></text:p>
      <text:p text:style-name="Обычный_20__28_веб_29_"><text:span text:style-name="Основной_20_шрифт_20_абзаца"><text:span text:style-name="T6">cerr &lt;&lt; "progress: " &lt;&lt; result &lt;&lt; "%" &lt;&lt;endl;</text:span></text:span></text:p>
      <text:p text:style-name="Обычный_20__28_веб_29_"><text:span text:style-name="Основной_20_шрифт_20_абзаца"><text:span text:style-name="T6">return CURL_PROGRESSFUNC_CONTINUE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Input</text:span></text:span></text:p>
      <text:p text:style-name="Обычный_20__28_веб_29_"><text:span text:style-name="Основной_20_шрифт_20_абзаца"><text:span text:style-name="T6">download(const string&amp; address)</text:span></text:span></text:p>
      <text:p text:style-name="Обычный_20__28_веб_29_"><text:span text:style-name="Основной_20_шрифт_20_абзаца"><text:span text:style-name="T6">{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4"/>stringstream buffer;</text:span></text:span></text:p>
      <text:p text:style-name="Обычный_20__28_веб_29_"><text:span text:style-name="Основной_20_шрифт_20_абзаца"><text:span text:style-name="T6"><text:s text:c="4"/>curl_global_init(CURL_GLOBAL_ALL);</text:span></text:span></text:p>
      <text:p text:style-name="Обычный_20__28_веб_29_"><text:span text:style-name="Основной_20_шрифт_20_абзаца"><text:span text:style-name="T6"><text:s text:c="4"/>CURL *curl = curl_easy_init();</text:span></text:span></text:p>
      <text:p text:style-name="Обычный_20__28_веб_29_"><text:span text:style-name="Основной_20_шрифт_20_абзаца"><text:span text:style-name="T6"><text:s text:c="4"/>if(curl)</text:span></text:span></text:p>
      <text:p text:style-name="Обычный_20__28_веб_29_"><text:span text:style-name="Основной_20_шрифт_20_абзаца"><text:span text:style-name="T6"><text:s text:c="4"/>{</text:span></text:span></text:p>
      <text:p text:style-name="Обычный_20__28_веб_29_"><text:span text:style-name="Основной_20_шрифт_20_абзаца"><text:span text:style-name="T6"><text:s text:c="8"/>CURLcode res;</text:span></text:span></text:p>
      <text:p text:style-name="Обычный_20__28_веб_29_"><text:span text:style-name="Основной_20_шрифт_20_абзаца"><text:span text:style-name="T6"><text:s text:c="8"/>curl_easy_setopt(curl, CURLOPT_URL, address.c_str());</text:span></text:span></text:p>
      <text:p text:style-name="Обычный_20__28_веб_29_"><text:span text:style-name="Основной_20_шрифт_20_абзаца"><text:span text:style-name="T6"><text:s text:c="8"/>curl_easy_setopt(curl, CURLOPT_WRITEFUNCTION, write_data);</text:span></text:span></text:p>
      <text:p text:style-name="Обычный_20__28_веб_29_"><text:soft-page-break/><text:span text:style-name="Основной_20_шрифт_20_абзаца"><text:span text:style-name="T6"><text:s text:c="8"/>curl_easy_setopt(curl, CURLOPT_WRITEDATA, &amp;buffer);</text:span></text:span></text:p>
      <text:p text:style-name="Обычный_20__28_веб_29_"><text:span text:style-name="Основной_20_шрифт_20_абзаца"><text:span text:style-name="T6"><text:s text:c="8"/>curl_easy_setopt(curl, CURLOPT_PROGRESSFUNCTION, progress_callback);</text:span></text:span></text:p>
      <text:p text:style-name="Обычный_20__28_веб_29_"><text:span text:style-name="Основной_20_шрифт_20_абзаца"><text:span text:style-name="T6"><text:s text:c="8"/>curl_easy_setopt(curl, CURLOPT_NOPROGRESS, 0);</text:span></text:span></text:p>
      <text:p text:style-name="Обычный_20__28_веб_29_"><text:span text:style-name="Основной_20_шрифт_20_абзаца"><text:span text:style-name="T6"><text:s text:c="8"/>res = curl_easy_perform(curl);</text:span></text:span></text:p>
      <text:p text:style-name="Обычный_20__28_веб_29_"><text:span text:style-name="Основной_20_шрифт_20_абзаца"><text:span text:style-name="T6"><text:s text:c="8"/>if (res)</text:span></text:span></text:p>
      <text:p text:style-name="Обычный_20__28_веб_29_"><text:span text:style-name="Основной_20_шрифт_20_абзаца"><text:span text:style-name="T6"><text:s text:c="8"/>{</text:span></text:span></text:p>
      <text:p text:style-name="Обычный_20__28_веб_29_"><text:span text:style-name="Основной_20_шрифт_20_абзаца"><text:span text:style-name="T6"><text:s text:c="12"/>cerr &lt;&lt; curl_easy_strerror (res) &lt;&lt;endl;</text:span></text:span></text:p>
      <text:p text:style-name="Обычный_20__28_веб_29_"><text:span text:style-name="Основной_20_шрифт_20_абзаца"><text:span text:style-name="T6"><text:s text:c="12"/>exit(1)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><text:s text:c="4"/>}</text:span></text:span></text:p>
      <text:p text:style-name="Обычный_20__28_веб_29_"><text:span text:style-name="Основной_20_шрифт_20_абзаца"><text:span text:style-name="T6"><text:s text:c="4"/>curl_easy_cleanup(curl);</text:span></text:span></text:p>
      <text:p text:style-name="Обычный_20__28_веб_29_"><text:span text:style-name="Основной_20_шрифт_20_абзаца"><text:span text:style-name="T6"><text:s text:c="4"/>return read_input(buffer, false);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void show_histogram_text(vector&lt;size_t&gt; bins)</text:span></text:span></text:p>
      <text:p text:style-name="Обычный_20__28_веб_29_"><text:span text:style-name="Основной_20_шрифт_20_абзаца"><text:span text:style-name="T6">{</text:span></text:span></text:p>
      <text:p text:style-name="Обычный_20__28_веб_29_"><text:span text:style-name="Основной_20_шрифт_20_абзаца"><text:span text:style-name="T6"><text:s text:c="4"/>const size_t SCREEN_WIDTH = 80;</text:span></text:span></text:p>
      <text:p text:style-name="Обычный_20__28_веб_29_"><text:span text:style-name="Основной_20_шрифт_20_абзаца"><text:span text:style-name="T6"><text:s text:c="4"/>const size_t MAX_ASTERISK = SCREEN_WIDTH - 4 - 1;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4"/>size_t max_count = 0;</text:span></text:span></text:p>
      <text:p text:style-name="Обычный_20__28_веб_29_"><text:span text:style-name="Основной_20_шрифт_20_абзаца"><text:span text:style-name="T6"><text:s text:c="4"/>for (size_t count : bins) {</text:span></text:span></text:p>
      <text:p text:style-name="Обычный_20__28_веб_29_"><text:span text:style-name="Основной_20_шрифт_20_абзаца"><text:span text:style-name="T6"><text:s text:c="8"/>if (count &gt; max_count) {</text:span></text:span></text:p>
      <text:p text:style-name="Обычный_20__28_веб_29_"><text:span text:style-name="Основной_20_шрифт_20_абзаца"><text:span text:style-name="T6"><text:s text:c="12"/>max_count = count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><text:s text:c="4"/>}</text:span></text:span></text:p>
      <text:p text:style-name="Обычный_20__28_веб_29_"><text:span text:style-name="Основной_20_шрифт_20_абзаца"><text:span text:style-name="T6"><text:s text:c="4"/>const bool scaling_needed = max_count &gt; MAX_ASTERISK;</text:span></text:span></text:p>
      <text:p text:style-name="Обычный_20__28_веб_29_"><text:soft-page-break/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4"/>for (size_t bin : bins) {</text:span></text:span></text:p>
      <text:p text:style-name="Обычный_20__28_веб_29_"><text:span text:style-name="Основной_20_шрифт_20_абзаца"><text:span text:style-name="T6"><text:s text:c="8"/>if (bin &lt; 100) {</text:span></text:span></text:p>
      <text:p text:style-name="Обычный_20__28_веб_29_"><text:span text:style-name="Основной_20_шрифт_20_абзаца"><text:span text:style-name="T6"><text:s text:c="12"/>cout &lt;&lt; ' '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><text:s text:c="8"/>if (bin &lt; 10) {</text:span></text:span></text:p>
      <text:p text:style-name="Обычный_20__28_веб_29_"><text:span text:style-name="Основной_20_шрифт_20_абзаца"><text:span text:style-name="T6"><text:s text:c="12"/>cout &lt;&lt; ' '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><text:s text:c="8"/>cout &lt;&lt; bin &lt;&lt; "|";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8"/>size_t height = bin;</text:span></text:span></text:p>
      <text:p text:style-name="Обычный_20__28_веб_29_"><text:span text:style-name="Основной_20_шрифт_20_абзаца"><text:span text:style-name="T6"><text:s text:c="8"/>if (scaling_needed) {</text:span></text:span></text:p>
      <text:p text:style-name="Обычный_20__28_веб_29_"><text:span text:style-name="Основной_20_шрифт_20_абзаца"><text:span text:style-name="T6"><text:s text:c="12"/>const double scaling_factor = (double)MAX_ASTERISK / max_count;</text:span></text:span></text:p>
      <text:p text:style-name="Обычный_20__28_веб_29_"><text:span text:style-name="Основной_20_шрифт_20_абзаца"><text:span text:style-name="T6"><text:s text:c="12"/>height = (size_t)(bin * scaling_factor)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8"/>for (size_t i = 0; i &lt; height; i++) {</text:span></text:span></text:p>
      <text:p text:style-name="Обычный_20__28_веб_29_"><text:span text:style-name="Основной_20_шрифт_20_абзаца"><text:span text:style-name="T6"><text:s text:c="12"/>cout &lt;&lt; '*';</text:span></text:span></text:p>
      <text:p text:style-name="Обычный_20__28_веб_29_"><text:span text:style-name="Основной_20_шрифт_20_абзаца"><text:span text:style-name="T6"><text:s text:c="8"/>}</text:span></text:span></text:p>
      <text:p text:style-name="Обычный_20__28_веб_29_"><text:span text:style-name="Основной_20_шрифт_20_абзаца"><text:span text:style-name="T6"><text:s text:c="8"/>cout &lt;&lt; '\n';</text:span></text:span></text:p>
      <text:p text:style-name="Обычный_20__28_веб_29_"><text:span text:style-name="Основной_20_шрифт_20_абзаца"><text:span text:style-name="T6"><text:s text:c="4"/>}</text:span></text:span></text:p>
      <text:p text:style-name="Обычный_20__28_веб_29_"><text:span text:style-name="Основной_20_шрифт_20_абзаца"><text:span text:style-name="T6"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int</text:span></text:span></text:p>
      <text:p text:style-name="Обычный_20__28_веб_29_"><text:span text:style-name="Основной_20_шрифт_20_абзаца"><text:span text:style-name="T6">main(int argc, char* argv[]) {</text:span></text:span></text:p>
      <text:p text:style-name="Обычный_20__28_веб_29_"><text:span text:style-name="Основной_20_шрифт_20_абзаца"><text:span text:style-name="T6"><text:s text:c="4"/>Input input;</text:span></text:span></text:p>
      <text:p text:style-name="Обычный_20__28_веб_29_"><text:span text:style-name="Основной_20_шрифт_20_абзаца"><text:span text:style-name="T6"><text:s text:c="4"/>if (argc &gt; 1) {</text:span></text:span></text:p>
      <text:p text:style-name="Обычный_20__28_веб_29_"><text:soft-page-break/><text:span text:style-name="Основной_20_шрифт_20_абзаца"><text:span text:style-name="T6"><text:s text:c="8"/>input = download(argv[1]);</text:span></text:span></text:p>
      <text:p text:style-name="Обычный_20__28_веб_29_"><text:span text:style-name="Основной_20_шрифт_20_абзаца"><text:span text:style-name="T6"><text:s text:c="4"/>} else {</text:span></text:span></text:p>
      <text:p text:style-name="Обычный_20__28_веб_29_"><text:span text:style-name="Основной_20_шрифт_20_абзаца"><text:span text:style-name="T6"><text:s text:c="8"/>input = read_input(cin, true);</text:span></text:span></text:p>
      <text:p text:style-name="Обычный_20__28_веб_29_"><text:span text:style-name="Основной_20_шрифт_20_абзаца"><text:span text:style-name="T6"><text:s text:c="4"/>}</text:span></text:span></text:p>
      <text:p text:style-name="Обычный_20__28_веб_29_"><text:span text:style-name="Основной_20_шрифт_20_абзаца"><text:span text:style-name="T6"/></text:span></text:p>
      <text:p text:style-name="Обычный_20__28_веб_29_"><text:span text:style-name="Основной_20_шрифт_20_абзаца"><text:span text:style-name="T6"><text:s text:c="4"/>const auto bins = make_histogram(input);</text:span></text:span></text:p>
      <text:p text:style-name="Обычный_20__28_веб_29_"><text:span text:style-name="Основной_20_шрифт_20_абзаца"><text:span text:style-name="T6"><text:s text:c="4"/>show_histogram_svg(bins);</text:span></text:span></text:p>
      <text:p text:style-name="Обычный_20__28_веб_29_"><text:span text:style-name="Основной_20_шрифт_20_абзаца"><text:span text:style-name="T6"><text:s text:c="4"/>return 0;</text:span></text:span></text:p>
      <text:p text:style-name="Обычный_20__28_веб_29_"><text:span text:style-name="Основной_20_шрифт_20_абзаца"><text:span text:style-name="T6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font-name-asian="Times New Roman" style:font-size-asian="24pt" style:language-asian="ru" style:country-asian="RU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Обычный_20__28_веб_29_" style:display-name="Обычный (веб)" style:family="paragraph" style:parent-style-name="Standard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ru" style:country-asian="RU" style:font-name-complex="Times New Roman" style:font-size-complex="12pt" fo:hyphenate="false" fo:hyphenation-remain-char-count="0" fo:hyphenation-push-char-count="0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24pt" fo:font-weight="bold" style:letter-kerning="true" style:font-name-asian="Times New Roman" style:font-size-asian="24pt" style:language-asian="ru" style:country-asian="RU" style:font-weight-asian="bold" style:font-name-complex="Times New Roman" style:font-size-complex="24pt" style:font-weight-complex="bold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" style:font-name-complex="Times New Roma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_5f_CharLFO1LVL1" style:display-name="WW_CharLFO1LVL1" style:family="text">
      <style:text-properties style:font-name-asian="Times New Roman" style:font-name-complex="Times New Roma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 text:display-levels="3">
        <style:list-level-properties fo:text-align="end"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a" style:num-letter-sync="true" text:display-levels="5">
        <style:list-level-properties/>
      </text:list-level-style-number>
      <text:list-level-style-number text:level="6" style:num-suffix="." style:num-format="i" text:display-levels="6">
        <style:list-level-properties fo:text-align="end"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a" style:num-letter-sync="true" text:display-levels="8">
        <style:list-level-properties/>
      </text:list-level-style-number>
      <text:list-level-style-number text:level="9" style:num-suffix="." style:num-format="i" text:display-levels="9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Nastya</meta:initial-creator>
    <meta:creation-date>2021-02-12T13:15:00Z</meta:creation-date>
    <dc:date>2021-06-14T20:04:05.03</dc:date>
    <meta:editing-cycles>6</meta:editing-cycles>
    <meta:editing-duration>PT8H46M28S</meta:editing-duration>
    <meta:document-statistic meta:table-count="0" meta:image-count="0" meta:object-count="0" meta:page-count="7" meta:paragraph-count="134" meta:word-count="456" meta:character-count="38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wnloads/ЛР%201%20А-03-20%20Иванова%20Вероника%20(1).odt/Normal.dotm"/>
  </office:meta>
</office:document-meta>
</file>